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2" style:family="paragraph" style:parent-style-name="Heading_20_1" style:list-style-name="WWNum5">
      <style:paragraph-properties fo:text-align="justify" style:justify-single-word="false"/>
    </style:style>
    <style:style style:name="P33" style:family="paragraph" style:parent-style-name="Heading_20_1" style:list-style-name="WWNum5"/>
    <style:style style:name="P34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5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Desarrollo Web en Entorno Cliente</text:span></text:p>
      <text:p text:style-name="P35"><text:bookmark text:name="_jg2jbypvbg4g"/><text:span text:style-name="T3">Guía de estudio UD 14. Introducción a Vue 2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ctualizado Enero 2021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4"/>
      <text:p text:style-name="P13"><text:soft-page-break/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</text:span><text:span text:style-name="T22">14</text:span><text:span text:style-name="T23">. Introduc</text:span><text:span text:style-name="T22">ción a Vue 2</text:span></text:p>
      <text:list xml:id="list4111599335" text:style-name="WWNum5">
        <text:list-item>
          <text:p text:style-name="P33"><text:bookmark text:name="_ge43nvu7ywtj"/>Fechas</text:p>
        </text:list-item>
      </text:list>
      <text:p text:style-name="P21">Desde 11/01/2021 al 31/01/2021. La duración de esta unidad es de 3 semanas (21 horas).</text:p>
      <text:list xml:id="list145751038531580" text:continue-numbering="true" text:style-name="WWNum5">
        <text:list-item>
          <text:p text:style-name="P33"><text:bookmark text:name="_4z7u29ivk38l"/>Conocimientos previos requeridos</text:p>
        </text:list-item>
      </text:list>
      <text:list xml:id="list1978747307" text:style-name="WWNum4">
        <text:list-item>
          <text:p text:style-name="P22">Uso básico de sistemas operativos.</text:p>
        </text:list-item>
        <text:list-item>
          <text:p text:style-name="P25">Conocimientos generales del uso de entornos de desarrollo.</text:p>
        </text:list-item>
        <text:list-item>
          <text:p text:style-name="P25">Conocimientos básicos de HTML.</text:p>
        </text:list-item>
        <text:list-item>
          <text:p text:style-name="P28">¡¡¡ Conocimientos de programación imprescindibles !!!</text:p>
        </text:list-item>
      </text:list>
      <text:list xml:id="list145749794002425" text:continue-list="list145751038531580" text:style-name="WWNum5">
        <text:list-item>
          <text:p text:style-name="P33"><text:bookmark text:name="_5jkjdtdhh7e"/>Objetivos</text:p>
        </text:list-item>
      </text:list>
      <text:list xml:id="list3209738125" text:style-name="WWNum2">
        <text:list-item>
          <text:p text:style-name="P23">Conocer el concepto de programación reactiva.</text:p>
        </text:list-item>
        <text:list-item>
          <text:p text:style-name="P26">Conocer el uso de la biblioteca Vue.</text:p>
        </text:list-item>
        <text:list-item>
          <text:p text:style-name="P29">Conocer bibliotecas auxiliares a Vue para aumentar sus posibilidades.</text:p>
        </text:list-item>
      </text:list>
      <text:list xml:id="list145750762387643" text:continue-list="list145749794002425" text:style-name="WWNum5">
        <text:list-item>
          <text:p text:style-name="P33"><text:bookmark text:name="_yi5niv80z62t"/>Contenidos</text:p>
        </text:list-item>
      </text:list>
      <text:list xml:id="list3621260034" text:style-name="WWNum1">
        <text:list-item>
          <text:p text:style-name="P24">Programación reactiva.</text:p>
        </text:list-item>
        <text:list-item>
          <text:p text:style-name="P27">Biblioteca Vue con ejemplos.</text:p>
        </text:list-item>
        <text:list-item>
          <text:p text:style-name="P30">Bibliotecas auxiliares (router, axios, vuex, etc...)</text:p>
        </text:list-item>
      </text:list>
      <text:list xml:id="list145749345697863" text:continue-list="list145750762387643" text:style-name="WWNum5">
        <text:list-item>
          <text:p text:style-name="P33"><text:bookmark text:name="_pt4xoiz2fd92"/>Actividades</text:p>
        </text:list-item>
      </text:list>
      <text:p text:style-name="Standard">No hay actividades asociadas a esta unidad, pero hay que revisar los distintos ejemplos disponibles.</text:p>
      <text:list xml:id="list145749700017635" text:continue-numbering="true" text:style-name="WWNum5">
        <text:list-item>
          <text:p text:style-name="P33"><text:bookmark text:name="_nv5nmbujne0r"/>Recomendacion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145749594855515" text:continue-numbering="true" text:style-name="WWNum5">
        <text:list-item>
          <text:p text:style-name="P32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1064192649" text:style-name="WWNum3">
        <text:list-item>
          <text:p text:style-name="P31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4</text:span><text:span text:style-name="MT1">. Introducción a Vue 2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4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4" meta:word-count="306" meta:character-count="1920" meta:non-whitespace-character-count="1671"/>
    <meta:generator>LibreOfficeDev/6.0.5.2$Linux_X86_64 LibreOffice_project/</meta:generator>
  </office:meta>
</office:document-meta>
</file>